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witchCase</text:h>
                    <text:list>
                        <text:list-item>
                            <text:h text:style-name="Heading_20_2" text:outline-level="2">Description</text:h>
                        </text:list-item>
                    </text:list>
                </text:list-item>
            </text:list>

            <text:p text:style-name="Standard"/>

            <text:p text:style-name="Standard"><text:span>The expressions added to the </text:span><text:span text:style-name="backtick">Cases</text:span><text:span> list are evaluated one by one, starting from the first one in the list. The </text:span><text:span text:style-name="backtick">Then output</text:span><text:span> of the first expression whose evaluation result will be </text:span><text:span text:style-name="backtick">true</text:span><text:span> will be used for the output on which the Flow execution will continue. The value </text:span><text:span text:style-name="backtick">true</text:span><text:span> will be passed to that output unless a </text:span><text:span text:style-name="backtick">With value</text:span><text:span> expression is defined.</text:span></text:p><text:span> </text:span><text:p text:style-name="Standard"><text:span>During Flow execution, it may happen that none of the specified cases in the list returns </text:span><text:span text:style-name="backtick">true</text:span><text:span> during evaluation. To prevent this from happening and stop further execution of the Flow, a case can be added at the end of the list in which </text:span><text:span text:style-name="backtick">true</text:span><text:span> will be entered in the </text:span><text:span text:style-name="backtick">When</text:span><text:span> parameter so that the result of the evaluation will always be true and it will be possible to exit through its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ases
                                                                        <text:s text:c="4"/>
                                                                        <text:span text:style-name="T2">Array</text:span>
                                                                    </text:h>
                                                                </text:list-item>
                                                            </text:list>
                                                        </text:list-item>
                                                    </text:list>
                                                </text:list-item>
                                            </text:list>
                                            <text:p text:style-name="Standard"><text:span>Each element of this list contains:</text:span></text:p><text:span> </text:span><text:list xml:id="list1" text:style-name="List_20_1">
                    <text:list-item>
                            <text:p text:style-name="List_20_1">
                            <text:span><text:span text:style-name="backtick">When</text:span><text:span> - an expression that is evaluated to see if it is </text:span><text:span text:style-name="backtick">true</text:span><text:span>.</text:span></text:span>
                            </text:p>
                        </text:list-item>,<text:list-item>
                            <text:p text:style-name="List_20_1">
                            <text:span><text:span text:style-name="backtick">Then output</text:span><text:span> - the name of the output through which the execution of the Flow continues if the result of the evaluation of expression </text:span><text:span text:style-name="backtick">When</text:span><text:span> is </text:span><text:span text:style-name="backtick">true</text:span><text:span>.</text:span></text:span>
                            </text:p>
                        </text:list-item>,<text:list-item>
                            <text:p text:style-name="List_20_1">
                            <text:span><text:span text:style-name="backtick">With value</text:span><text:span> - optional parameter, if set as an expression, is passed to the output, if not defined </text:span><text:span text:style-name="backtick">true</text:span><text:span> is passed.</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